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9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ewish religious schools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8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, to page 7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3">[Note: The number "71" is written in pencil and circled in the top right corner of the page.]</text:p>
      <text:p text:style-name="P2">About our religious schools/</text:p>
      <text:p text:style-name="P2"/>
      <text:p text:style-name="P3">[Page 1]</text:p>
      <text:p text:style-name="P3">Brethren. <text:s/>You have heard the announcement. <text:s/>A/ hall has been hired for the reception of children of our/ faith, who, living in a Southern locality at Philadel-/-hia where sensible training is a desideratum, need gratuitous religious teaching. <text:s/>May I assume/ a privilege not incompatible with my calling? <text:s/>Pre-/-suming that I am allowed to exercise it, I say/ that the place chosen must be considered only a/ make-shift, to use a common expression. <text:s/>The spot selected is literally and morally too far from/ satisfying our requirements. <text:s/>Such schools as ought/ to be combined in one building, after the manner that/ I have often explained--and that which will open/ to morrow is an important one--must be planted/ in the very midst of the population whom we/ wish to benefit. <text:s/>In this respect, we can learn/ much from our neighbors of Christian denominations./ <text:s/>They industriously search out the purlieus where illiteracy/ and vulgarity have undisputed dominion, and try to give full/ sway there to education and good manners./ <text:s/>Thank<text:span text:style-name="T1">s</text:span><text:span text:style-name="T2"> to the laws of Moses, that, under the most/ degrading influences, prevented our people from/</text:span></text:p>
      <text:p text:style-name="P6"/>
      <text:p text:style-name="P6">[Page 2]</text:p>
      <text:p text:style-name="P3"><text:span text:style-name="T2">sinking deep into the slough of vice, we are not/ called upon to root out a brood of shameless outlaws./ <text:s/>But neither can we lay the flattering unction to/ our souls, that whoever bears the name of Israel/ is a paragon of virtue. <text:s/>Painfully I acknowledge/ that in convict-cells I have found men and women/ of our </text:span><text:soft-page-break/><text:span text:style-name="T2">race; in houses of refuge and correction I have/ met boys and girls whom I had seen in Syna-/-gogues, and the daily records of our city, chronicle/ among culprits names whose Hebrew origin may/ easily be traced, even when newspapers do not/ provokingly show it out in plain words. <text:s/>Now, to ma-/-lign persons of any nationality, or condition of/ life is abhorrent to my feelings, but I do not/ </text:span><text:span text:style-name="T1">so</text:span><text:span text:style-name="T2"> sin thus when I point to the increasing foreign po-/-pulation down town as a main centre towards which/ our educational efforts must converge. <text:s/>Not/ the parents, whom an accumulation of untoward cir-/-cumstances brought irremediably low, may we hope to improve,/ but their numerous offspring we must lift up/ for the sake of their own future, and for the honor of the name/ that they share with all of us./</text:span></text:p>
      <text:p text:style-name="P6"/>
      <text:p text:style-name="P6">[Page 3]</text:p>
      <text:p text:style-name="P6">Schools to which the little ones willingly go, should/ exist within an easy walk of the very youngest among/ them. <text:s/>Seated on the benches, at the head of which/ a sister or brother in faith, American in feelings,/ Jewish in principles, imparts knowledge, lessons will/ be imbibed that elevate and refine. <text:s/>And here,/ again, we may copy non-Israelites. <text:s/>They realize/ that the contact of the educated and the <text:span text:style-name="T1">sensibly</text:span> intellectually/ pious with the ignorant and the superstitious, is of/ incalculable <text:span text:style-name="T1">benefit</text:span> advantage to the latter. <text:s/>But too many of/ us are apt to <text:span text:style-name="T1">overlook</text:span> lose sight of that fact, and <text:span text:style-name="T1">we rather</text:span> designedly to/ shun places distasteful to our habits, because of/ their <text:span text:style-name="T1">lowly</text:span> surroundings. <text:s/>yet, religion invites us just where/ our presence can raise fellow beings to a high/ standard of morality. <text:s/>Not as superiors with a look of condescen-/-tion[sic!], not with a patronising air, but with friendli-/-ness and genuine kindness, bent on doing good, we must/ move among the lowly [Hebrew] And this lesson of our/ creed, <text:s/>I eagerly wish that might notably <text:span text:style-name="T1">to</text:span> be impressed on the minds of the/ women of my people, sure that their intercourse/ with the humbly stationed will be attended with/</text:p>
      <text:p text:style-name="P6"/>
      <text:p text:style-name="P6">[Page 4]</text:p>
      <text:p text:style-name="P6">blissful results. <text:s/>Now, regarding myself, I will tell that/ I find it expedient to alter a plan which I have/ followed for many years. <text:s/>I devoted an early hour/ on Sunday to Hebrew instruction, and derived/ pleasure from the progress that some of the stu-/-dents made. <text:s/>But my class gradually dwindled/ down to a size so very diminutive, as to <text:span text:style-name="T1">make</text:span> render/ its continuance a <text:span text:style-name="T1">useless</text:span> fruitless attempt. <text:s/>In lieu of/ it, I purpose to bestow more and closer attention/ on the two Sunday Schools, to help the super-/intendents, to overlook the classes particularly re-/-quiring Biblical and post Biblical tuition, &amp; to lecture/ familiarly now and then on Scriptural and Rabbinical ethics. <text:s/>Nor/ do I contemplate abandoning my instruction of the/ Hebrew. <text:s/>Too dear is the sacred language to my/ heart, that I should turn false to it. <text:s/>In the face of all drawbacks and hindrances I will <text:span text:style-name="T1">uphold</text:span> uphold it. <text:s/>Seeing/ that <text:span text:style-name="T1">my</text:span> strenuous labors to foster its cultivation/ in the various ways pursued heretofore, have failed; see-/-ing that the Sunday morning teaching was annually/ more disappointing; that my inviting youths/ to my house for a nightly <text:span text:style-name="T1">instruction,</text:span> imparting of our literature, met no/ longer with a response, I proposed to an/</text:p>
      <text:p text:style-name="P6"/>
      <text:p text:style-name="P6">[Page 5]</text:p>
      <text:p text:style-name="P6">organization allied to another bearing the distinctive appellation/ of "Young Men's Hebrew Association" a scheme for/ making it the vehicle of an <text:span text:style-name="T1">necessary</text:span> essential revival./ <text:s/>After having <text:span text:style-name="T1">urgently brought ot its notice</text:span> explained in a/ course of lectures, the propriety of redeeming the/ name by which it is known, through its advocacy/ of Hebrew learning, a circular was sent, inviting/ all to assemble twice a week at a leisure hour/ in the rooms of the institution. <text:s/>They would/ hear <text:span text:style-name="T1">familiarly</text:span> in easily comprehended style remarks upon the character of the/ language of our prophets, on the best mode of read-/-ing it with ease and accuracy of understanding/ its construction, and acquiring a facility for wri-/-ting it. <text:s/>I blush to confess that the summons/ was received frigidly. <text:s/>Not three out of <text:span text:style-name="T1">five or</text:span> a large/ <text:span text:style-name="T1">six hundred</text:span> member<text:span text:style-name="T1">s</text:span> heeded it. <text:s/>Sorrowfully I had to re-/-linquish all hopes in that direction. <text:s/><text:span text:style-name="T1">Still,</text:span> But I have said it, I/ must not forego my intention to hinder a total/ desertion of a Jewish cause. <text:s/><text:soft-page-break/>My mind assures/ me continually, and never so forcibly as during/ the late festivals, that our youths unacquaintance with the/ Hebrew language will be death to the Synagogue./</text:p>
      <text:p text:style-name="P6"/>
      <text:p text:style-name="P6">[Page 6]<text:line-break/>With the introduction of the vernacular,--as very recently projected by an assemblage of men belonging to a sister Congregation--the mystic/ chain of Jewish solidarity will be broken. <text:s/>Our/ houses of prayer will cease to form a common/ bond among scattered Israel. <text:s/>Approximation/ to gentilism, its rituals and practices will fol-/-low as <text:span text:style-name="T1">a</text:span> an inevitable sequence, <text:span text:style-name="T1">which</text:span> and the logic of events has/ proved it in instances recorded in history. <text:s/>Judaism/ thus stripped of its peculiar features, will finally be con-/-founded with the popular belief. <text:s/>We shall have/ wantonly parted with our Divine trust to <text:span text:style-name="T1">en-</text:span> ponder/ <text:span text:style-name="T1">-rich the opponents of Mosaism.</text:span> to the crotchets of the worldly and the changelings. <text:s/>Disappointed but/ not despairing I look now to the very element of foreign origin,/ settling <text:span text:style-name="T1">vcry</text:span> fast in a Southern section of Phila-/-delphia, as a preventive of the evil which I would/ unutterably lament. <text:s/>Not long ago I was/ asked to assist in dedicating a Hebrew School/ for the use of that population, and I consented./ <text:s/>But its close followed <text:span text:style-name="T1">quick</text:span> hard at the heels of its open-/-ing. <text:s/>As I had foreseen, neither the teaching/ materials were good, nor the influence of the/ directors could lend the institution the dignity/</text:p>
      <text:p text:style-name="P6"/>
      <text:p text:style-name="P6">[Page 7]</text:p>
      <text:p text:style-name="P6">commanding patronage. <text:s/>But with a spa-/-cious house, raised by the free will offerings of my/ <text:span text:style-name="T1">wealthy</text:span> intelligent coreligionists, in one of the streets in the afore-/-cited locality, with a supply of adequate means to broaden the/ sphere of the Hebrew schools now existing under/ the auspices of the Hebrew Education Society, we/ may reasonably anticipate happy results./ <text:s/>We dare not rest<text:span text:style-name="T1">rain</text:span> satisfied with Concert Hall/ now rented as a substitute for a fitter building,/ nor with the small room occupied above our present Kinder-/-garten. <text:s/>We must own a modest but commo-/-dious structure to hold as many children as will/ avail themselves of our free tuition. <text:s/><text:span text:style-name="T1">and</text:span> I <text:span text:style-name="T1">promise</text:span> will deem it/ my duty to supervise its working in any department fal-/-ling within the line of my vocation. <text:s/>Philadelphia/ with its preparatory schools and New York with/ its Seminary may, under the guidance of beneficent/ Providence, vindicate the right of our psalmists/ and Seers and Sages to be heard in the language/ which they hallowed with their heavenly inspiration and right-/-eous aspirations. <text:s/>Mine will be the joy of/ having labored to a purpose, yours, men/</text:p>
      <text:p text:style-name="P6"/>
      <text:p text:style-name="P6">[Page 8]</text:p>
      <text:p text:style-name="P6">women of Israel, whom the Almighty favored with wealth,/ will be the glory of having resuscitated the de-/caying Sanctuary of the Lord./</text:p>
      <text:p text:style-name="P6">Brethren. <text:s/>At the risk of being wearisome, I must/ revert to this same subject, of so vital an im-/-portance to the perpetuity of our religion in America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13:49:27.05</meta:creation-date>
    <dc:date>2013-02-19T12:10:35.63</dc:date>
    <meta:editing-duration>PT2H9M22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4" meta:paragraph-count="79" meta:word-count="1616" meta:character-count="10027"/>
  </office:meta>
</office:document-meta>
</file>